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3cm" svg:y="4.7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11-29T17:36:45</dc:date>
    <dc:creator>tokai </dc:creator>
    <meta:editing-duration>PT2M17S</meta:editing-duration>
    <meta:editing-cycles>17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365cm" svg:y="1.042cm" svg:width="13.887cm" svg:height="7.173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44921270764475E-016">
                <text:p>2.44921270764475E-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7.34763812293426E-016">
                <text:p>-7.34763812293426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82842712474619">
                <text:p>2.828427124746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